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Optimization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6378" table:default-cell-style-name="ce1"/>
        <table:table-row table:style-name="ro1">
          <table:table-cell table:style-name="ce1"/>
          <table:table-cell office:value-type="string" table:style-name="ce1">
            <text:p>Speed benchmark</text:p>
          </table:table-cell>
          <table:table-cell office:value-type="string" table:style-name="ce1">
            <text:p>Average (us)</text:p>
          </table:table-cell>
          <table:table-cell office:value-type="string" table:style-name="ce1">
            <text:p>Low 95th (us)</text:p>
          </table:table-cell>
          <table:table-cell office:value-type="string" table:style-name="ce1">
            <text:p>High 95th (us)</text:p>
          </table:table-cell>
          <table:table-cell office:value-type="string" table:style-name="ce1">
            <text:p>Std dev (u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itmap allocator – First f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aseline</text:p>
          </table:table-cell>
          <table:table-cell office:value-type="string" table:style-name="ce1">
            <text:p>24AllocatorBenchmark_AllocI23BitmapAllocatorFirstFitE - 25</text:p>
          </table:table-cell>
          <table:table-cell office:value-type="float" office:value="87.367098999999996" table:style-name="ce1">
            <text:p>87.367099</text:p>
          </table:table-cell>
          <table:table-cell office:value-type="float" office:value="99.197999999999993" table:style-name="ce1">
            <text:p>99.198</text:p>
          </table:table-cell>
          <table:table-cell office:value-type="float" office:value="75.94" table:style-name="ce1">
            <text:p>75.94</text:p>
          </table:table-cell>
          <table:table-cell office:value-type="float" office:value="7.4452436000000004" table:style-name="ce1">
            <text:p>7.445243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3BitmapAllocatorFirstFitE - 50</text:p>
          </table:table-cell>
          <table:table-cell office:value-type="float" office:value="140.20930999999999" table:style-name="ce1">
            <text:p>140.20931</text:p>
          </table:table-cell>
          <table:table-cell office:value-type="float" office:value="161.96700000000001" table:style-name="ce1">
            <text:p>161.967</text:p>
          </table:table-cell>
          <table:table-cell office:value-type="float" office:value="119.46" table:style-name="ce1">
            <text:p>119.46</text:p>
          </table:table-cell>
          <table:table-cell office:value-type="float" office:value="13.398046000000001" table:style-name="ce1">
            <text:p>13.39804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3BitmapAllocatorFirstFitE - 75</text:p>
          </table:table-cell>
          <table:table-cell office:value-type="float" office:value="201.00559000000001" table:style-name="ce1">
            <text:p>201.00559</text:p>
          </table:table-cell>
          <table:table-cell office:value-type="float" office:value="234.53299999999999" table:style-name="ce1">
            <text:p>234.533</text:p>
          </table:table-cell>
          <table:table-cell office:value-type="float" office:value="168.99299999999999" table:style-name="ce1">
            <text:p>168.993</text:p>
          </table:table-cell>
          <table:table-cell office:value-type="float" office:value="20.538924999999999" table:style-name="ce1">
            <text:p>20.53892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3AllocatorBenchmark_FreeI23BitmapAllocatorFirstFitE -</text:p>
          </table:table-cell>
          <table:table-cell office:value-type="float" office:value="26.056452" table:style-name="ce1">
            <text:p>26.056452</text:p>
          </table:table-cell>
          <table:table-cell office:value-type="float" office:value="26.957999999999998" table:style-name="ce1">
            <text:p>26.958</text:p>
          </table:table-cell>
          <table:table-cell office:value-type="float" office:value="25.335000000000001" table:style-name="ce1">
            <text:p>25.335</text:p>
          </table:table-cell>
          <table:table-cell office:value-type="float" office:value="0.58481788000000001" table:style-name="ce1">
            <text:p>0.584817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e memset in MarkBlocks</text:p>
          </table:table-cell>
          <table:table-cell office:value-type="string" table:style-name="ce1">
            <text:p>24AllocatorBenchmark_AllocI23BitmapAllocatorFirstFitE - 25</text:p>
          </table:table-cell>
          <table:table-cell office:value-type="float" office:value="89.570974000000007" table:style-name="ce1">
            <text:p>89.570974</text:p>
          </table:table-cell>
          <table:table-cell office:value-type="float" office:value="101.57899999999999" table:style-name="ce1">
            <text:p>101.579</text:p>
          </table:table-cell>
          <table:table-cell office:value-type="float" office:value="77.998999999999995" table:style-name="ce1">
            <text:p>77.999</text:p>
          </table:table-cell>
          <table:table-cell office:value-type="float" office:value="7.4856166000000002" table:style-name="ce1">
            <text:p>7.485616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3BitmapAllocatorFirstFitE - 50</text:p>
          </table:table-cell>
          <table:table-cell office:value-type="float" office:value="141.98858000000001" table:style-name="ce1">
            <text:p>141.98858</text:p>
          </table:table-cell>
          <table:table-cell office:value-type="float" office:value="162.97800000000001" table:style-name="ce1">
            <text:p>162.978</text:p>
          </table:table-cell>
          <table:table-cell office:value-type="float" office:value="121.59699999999999" table:style-name="ce1">
            <text:p>121.597</text:p>
          </table:table-cell>
          <table:table-cell office:value-type="float" office:value="12.634779999999999" table:style-name="ce1">
            <text:p>12.6347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3BitmapAllocatorFirstFitE - 75</text:p>
          </table:table-cell>
          <table:table-cell office:value-type="float" office:value="199.73223999999999" table:style-name="ce1">
            <text:p>199.73224</text:p>
          </table:table-cell>
          <table:table-cell office:value-type="float" office:value="231.89599999999999" table:style-name="ce1">
            <text:p>231.896</text:p>
          </table:table-cell>
          <table:table-cell office:value-type="float" office:value="168.19800000000001" table:style-name="ce1">
            <text:p>168.198</text:p>
          </table:table-cell>
          <table:table-cell office:value-type="float" office:value="19.894752" table:style-name="ce1">
            <text:p>19.89475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3AllocatorBenchmark_FreeI23BitmapAllocatorFirstFitE -</text:p>
          </table:table-cell>
          <table:table-cell office:value-type="float" office:value="24.687148000000001" table:style-name="ce1">
            <text:p>24.687148</text:p>
          </table:table-cell>
          <table:table-cell office:value-type="float" office:value="26.079000000000001" table:style-name="ce1">
            <text:p>26.079</text:p>
          </table:table-cell>
          <table:table-cell office:value-type="float" office:value="23.884" table:style-name="ce1">
            <text:p>23.884</text:p>
          </table:table-cell>
          <table:table-cell office:value-type="float" office:value="0.84213360999999998" table:style-name="ce1">
            <text:p>0.842133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st entire used bytes in Alloc</text:p>
          </table:table-cell>
          <table:table-cell office:value-type="string" table:style-name="ce1">
            <text:p>24AllocatorBenchmark_AllocI23BitmapAllocatorFirstFitE - 25</text:p>
          </table:table-cell>
          <table:table-cell office:value-type="float" office:value="44.993796000000003" table:style-name="ce1">
            <text:p>44.993796</text:p>
          </table:table-cell>
          <table:table-cell office:value-type="float" office:value="48.783000000000001" table:style-name="ce1">
            <text:p>48.783</text:p>
          </table:table-cell>
          <table:table-cell office:value-type="float" office:value="38.171999999999997" table:style-name="ce1">
            <text:p>38.172</text:p>
          </table:table-cell>
          <table:table-cell office:value-type="float" office:value="3.3189174000000001" table:style-name="ce1">
            <text:p>3.318917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3BitmapAllocatorFirstFitE - 50</text:p>
          </table:table-cell>
          <table:table-cell office:value-type="float" office:value="53.089346999999997" table:style-name="ce1">
            <text:p>53.089347</text:p>
          </table:table-cell>
          <table:table-cell office:value-type="float" office:value="55.984999999999999" table:style-name="ce1">
            <text:p>55.985</text:p>
          </table:table-cell>
          <table:table-cell office:value-type="float" office:value="43.186" table:style-name="ce1">
            <text:p>43.186</text:p>
          </table:table-cell>
          <table:table-cell office:value-type="float" office:value="3.9391132" table:style-name="ce1">
            <text:p>3.939113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3BitmapAllocatorFirstFitE - 75</text:p>
          </table:table-cell>
          <table:table-cell office:value-type="float" office:value="60.233049000000001" table:style-name="ce1">
            <text:p>60.233049</text:p>
          </table:table-cell>
          <table:table-cell office:value-type="float" office:value="61.085000000000001" table:style-name="ce1">
            <text:p>61.085</text:p>
          </table:table-cell>
          <table:table-cell office:value-type="float" office:value="47.46" table:style-name="ce1">
            <text:p>47.46</text:p>
          </table:table-cell>
          <table:table-cell office:value-type="float" office:value="4.3427220000000002" table:style-name="ce1">
            <text:p>4.34272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3AllocatorBenchmark_FreeI23BitmapAllocatorFirstFitE -</text:p>
          </table:table-cell>
          <table:table-cell office:value-type="float" office:value="25.491133999999999" table:style-name="ce1">
            <text:p>25.491134</text:p>
          </table:table-cell>
          <table:table-cell office:value-type="float" office:value="26.73" table:style-name="ce1">
            <text:p>26.73</text:p>
          </table:table-cell>
          <table:table-cell office:value-type="float" office:value="25.49" table:style-name="ce1">
            <text:p>25.49</text:p>
          </table:table-cell>
          <table:table-cell office:value-type="float" office:value="0.52622369999999996" table:style-name="ce1">
            <text:p>0.52622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wrote loop</text:p>
          </table:table-cell>
          <table:table-cell office:value-type="string" table:style-name="ce1">
            <text:p>24AllocatorBenchmark_AllocI23BitmapAllocatorFirstFitE - 25</text:p>
          </table:table-cell>
          <table:table-cell office:value-type="float" office:value="42.925730999999999" table:style-name="ce1">
            <text:p>42.925731</text:p>
          </table:table-cell>
          <table:table-cell office:value-type="float" office:value="48.426000000000002" table:style-name="ce1">
            <text:p>48.426</text:p>
          </table:table-cell>
          <table:table-cell office:value-type="float" office:value="36.119999999999997" table:style-name="ce1">
            <text:p>36.12</text:p>
          </table:table-cell>
          <table:table-cell office:value-type="float" office:value="4.1557649999999997" table:style-name="ce1">
            <text:p>4.15576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3BitmapAllocatorFirstFitE - 50</text:p>
          </table:table-cell>
          <table:table-cell office:value-type="float" office:value="48.620221999999998" table:style-name="ce1">
            <text:p>48.620222</text:p>
          </table:table-cell>
          <table:table-cell office:value-type="float" office:value="55.021000000000001" table:style-name="ce1">
            <text:p>55.021</text:p>
          </table:table-cell>
          <table:table-cell office:value-type="float" office:value="38.399000000000001" table:style-name="ce1">
            <text:p>38.399</text:p>
          </table:table-cell>
          <table:table-cell office:value-type="float" office:value="5.1852073000000001" table:style-name="ce1">
            <text:p>5.185207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3BitmapAllocatorFirstFitE - 75</text:p>
          </table:table-cell>
          <table:table-cell office:value-type="float" office:value="53.189729" table:style-name="ce1">
            <text:p>53.189729</text:p>
          </table:table-cell>
          <table:table-cell office:value-type="float" office:value="59.209000000000003" table:style-name="ce1">
            <text:p>59.209</text:p>
          </table:table-cell>
          <table:table-cell office:value-type="float" office:value="40.255000000000003" table:style-name="ce1">
            <text:p>40.255</text:p>
          </table:table-cell>
          <table:table-cell office:value-type="float" office:value="5.9813447000000002" table:style-name="ce1">
            <text:p>5.981344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3AllocatorBenchmark_FreeI23BitmapAllocatorFirstFitE -</text:p>
          </table:table-cell>
          <table:table-cell office:value-type="float" office:value="26.032174999999999" table:style-name="ce1">
            <text:p>26.032175</text:p>
          </table:table-cell>
          <table:table-cell office:value-type="float" office:value="26.082999999999998" table:style-name="ce1">
            <text:p>26.083</text:p>
          </table:table-cell>
          <table:table-cell office:value-type="float" office:value="25.158000000000001" table:style-name="ce1">
            <text:p>25.158</text:p>
          </table:table-cell>
          <table:table-cell office:value-type="float" office:value="0.39612402000000002" table:style-name="ce1">
            <text:p>0.396124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int32 instead of uint8</text:p>
          </table:table-cell>
          <table:table-cell office:value-type="string" table:style-name="ce1">
            <text:p>24AllocatorBenchmark_AllocI23BitmapAllocatorFirstFitE - 25</text:p>
          </table:table-cell>
          <table:table-cell office:value-type="float" office:value="41.920146000000003" table:style-name="ce1">
            <text:p>41.92014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4AllocatorBenchmark_AllocI23BitmapAllocatorFirstFitE - 50</text:p>
          </table:table-cell>
          <table:table-cell office:value-type="float" office:value="45.574573999999998" table:style-name="ce1">
            <text:p>45.57457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4AllocatorBenchmark_AllocI23BitmapAllocatorFirstFitE - 75</text:p>
          </table:table-cell>
          <table:table-cell office:value-type="float" office:value="48.087107000000003" table:style-name="ce1">
            <text:p>48.087107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3AllocatorBenchmark_FreeI23BitmapAllocatorFirstFitE -</text:p>
          </table:table-cell>
          <table:table-cell office:value-type="float" office:value="25.546710999999998" table:style-name="ce1">
            <text:p>25.54671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itmap allocator – Next f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aseline</text:p>
          </table:table-cell>
          <table:table-cell office:value-type="string" table:style-name="ce1">
            <text:p>24AllocatorBenchmark_AllocI22BitmapAllocatorNextFitE - 25</text:p>
          </table:table-cell>
          <table:table-cell office:value-type="float" office:value="30.300063999999999" table:style-name="ce1">
            <text:p>30.300064</text:p>
          </table:table-cell>
          <table:table-cell office:value-type="float" office:value="38.395000000000003" table:style-name="ce1">
            <text:p>38.395</text:p>
          </table:table-cell>
          <table:table-cell office:value-type="float" office:value="26.524999999999999" table:style-name="ce1">
            <text:p>26.525</text:p>
          </table:table-cell>
          <table:table-cell office:value-type="float" office:value="4.1714393000000003" table:style-name="ce1">
            <text:p>4.171439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2BitmapAllocatorNextFitE - 50</text:p>
          </table:table-cell>
          <table:table-cell office:value-type="float" office:value="30.104006999999999" table:style-name="ce1">
            <text:p>30.104007</text:p>
          </table:table-cell>
          <table:table-cell office:value-type="float" office:value="42.256999999999998" table:style-name="ce1">
            <text:p>42.257</text:p>
          </table:table-cell>
          <table:table-cell office:value-type="float" office:value="26.753" table:style-name="ce1">
            <text:p>26.753</text:p>
          </table:table-cell>
          <table:table-cell office:value-type="float" office:value="5.1384081000000004" table:style-name="ce1">
            <text:p>5.138408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2BitmapAllocatorNextFitE - 75</text:p>
          </table:table-cell>
          <table:table-cell office:value-type="float" office:value="30.059926999999998" table:style-name="ce1">
            <text:p>30.059927</text:p>
          </table:table-cell>
          <table:table-cell office:value-type="float" office:value="46.819000000000003" table:style-name="ce1">
            <text:p>46.819</text:p>
          </table:table-cell>
          <table:table-cell office:value-type="float" office:value="26.649000000000001" table:style-name="ce1">
            <text:p>26.649</text:p>
          </table:table-cell>
          <table:table-cell office:value-type="float" office:value="6.2516046000000003" table:style-name="ce1">
            <text:p>6.251604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3AllocatorBenchmark_FreeI22BitmapAllocatorNextFitE -</text:p>
          </table:table-cell>
          <table:table-cell office:value-type="float" office:value="25.392118" table:style-name="ce1">
            <text:p>25.392118</text:p>
          </table:table-cell>
          <table:table-cell office:value-type="float" office:value="26.222000000000001" table:style-name="ce1">
            <text:p>26.222</text:p>
          </table:table-cell>
          <table:table-cell office:value-type="float" office:value="24.914000000000001" table:style-name="ce1">
            <text:p>24.914</text:p>
          </table:table-cell>
          <table:table-cell office:value-type="float" office:value="0.51921980999999995" table:style-name="ce1">
            <text:p>0.5192198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itmap allocator – Best &amp; worst f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aseline</text:p>
          </table:table-cell>
          <table:table-cell office:value-type="string" table:style-name="ce1">
            <text:p>24AllocatorBenchmark_AllocI22BitmapAllocatorBestFitE - 25</text:p>
          </table:table-cell>
          <table:table-cell office:value-type="float" office:value="628.23190999999997" table:style-name="ce1">
            <text:p>628.23191</text:p>
          </table:table-cell>
          <table:table-cell office:value-type="float" office:value="647.47500000000002" table:style-name="ce1">
            <text:p>647.475</text:p>
          </table:table-cell>
          <table:table-cell office:value-type="float" office:value="608.10400000000004" table:style-name="ce1">
            <text:p>608.104</text:p>
          </table:table-cell>
          <table:table-cell office:value-type="float" office:value="42.087342999999997" table:style-name="ce1">
            <text:p>42.08734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2BitmapAllocatorBestFitE - 50</text:p>
          </table:table-cell>
          <table:table-cell office:value-type="float" office:value="633.09565999999995" table:style-name="ce1">
            <text:p>633.09566</text:p>
          </table:table-cell>
          <table:table-cell office:value-type="float" office:value="651.54499999999996" table:style-name="ce1">
            <text:p>651.545</text:p>
          </table:table-cell>
          <table:table-cell office:value-type="float" office:value="612.51800000000003" table:style-name="ce1">
            <text:p>612.518</text:p>
          </table:table-cell>
          <table:table-cell office:value-type="float" office:value="33.456428000000002" table:style-name="ce1">
            <text:p>33.45642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2BitmapAllocatorBestFitE - 75</text:p>
          </table:table-cell>
          <table:table-cell office:value-type="float" office:value="635.79848000000004" table:style-name="ce1">
            <text:p>635.79848</text:p>
          </table:table-cell>
          <table:table-cell office:value-type="float" office:value="660.399" table:style-name="ce1">
            <text:p>660.399</text:p>
          </table:table-cell>
          <table:table-cell office:value-type="float" office:value="615.13199999999995" table:style-name="ce1">
            <text:p>615.132</text:p>
          </table:table-cell>
          <table:table-cell office:value-type="float" office:value="13.948907999999999" table:style-name="ce1">
            <text:p>13.94890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3AllocatorBenchmark_FreeI22BitmapAllocatorBestFitE -</text:p>
          </table:table-cell>
          <table:table-cell office:value-type="float" office:value="24.920567999999999" table:style-name="ce1">
            <text:p>24.920568</text:p>
          </table:table-cell>
          <table:table-cell office:value-type="float" office:value="25.675999999999998" table:style-name="ce1">
            <text:p>25.676</text:p>
          </table:table-cell>
          <table:table-cell office:value-type="float" office:value="24.45" table:style-name="ce1">
            <text:p>24.45</text:p>
          </table:table-cell>
          <table:table-cell office:value-type="float" office:value="0.38595829999999998" table:style-name="ce1">
            <text:p>0.385958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3BitmapAllocatorWorstFitE - 25</text:p>
          </table:table-cell>
          <table:table-cell office:value-type="float" office:value="688.03224" table:style-name="ce1">
            <text:p>688.03224</text:p>
          </table:table-cell>
          <table:table-cell office:value-type="float" office:value="713.72500000000002" table:style-name="ce1">
            <text:p>713.725</text:p>
          </table:table-cell>
          <table:table-cell office:value-type="float" office:value="658.36599999999999" table:style-name="ce1">
            <text:p>658.366</text:p>
          </table:table-cell>
          <table:table-cell office:value-type="float" office:value="36.506104000000001" table:style-name="ce1">
            <text:p>36.50610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3BitmapAllocatorWorstFitE - 50</text:p>
          </table:table-cell>
          <table:table-cell office:value-type="float" office:value="722.83390999999995" table:style-name="ce1">
            <text:p>722.83391</text:p>
          </table:table-cell>
          <table:table-cell office:value-type="float" office:value="754.55499999999995" table:style-name="ce1">
            <text:p>754.555</text:p>
          </table:table-cell>
          <table:table-cell office:value-type="float" office:value="686.69600000000003" table:style-name="ce1">
            <text:p>686.696</text:p>
          </table:table-cell>
          <table:table-cell office:value-type="float" office:value="26.065539999999999" table:style-name="ce1">
            <text:p>26.0655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3BitmapAllocatorWorstFitE - 75</text:p>
          </table:table-cell>
          <table:table-cell office:value-type="float" office:value="733.92389000000003" table:style-name="ce1">
            <text:p>733.92389</text:p>
          </table:table-cell>
          <table:table-cell office:value-type="float" office:value="772.70600000000002" table:style-name="ce1">
            <text:p>772.706</text:p>
          </table:table-cell>
          <table:table-cell office:value-type="float" office:value="692.60900000000004" table:style-name="ce1">
            <text:p>692.609</text:p>
          </table:table-cell>
          <table:table-cell office:value-type="float" office:value="35.388520999999997" table:style-name="ce1">
            <text:p>35.38852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3AllocatorBenchmark_FreeI23BitmapAllocatorWorstFitE -</text:p>
          </table:table-cell>
          <table:table-cell office:value-type="float" office:value="25.886469999999999" table:style-name="ce1">
            <text:p>25.88647</text:p>
          </table:table-cell>
          <table:table-cell office:value-type="float" office:value="26.681999999999999" table:style-name="ce1">
            <text:p>26.682</text:p>
          </table:table-cell>
          <table:table-cell office:value-type="float" office:value="24.824000000000002" table:style-name="ce1">
            <text:p>24.824</text:p>
          </table:table-cell>
          <table:table-cell office:value-type="float" office:value="0.53927197999999998" table:style-name="ce1">
            <text:p>0.539271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wrote loop</text:p>
          </table:table-cell>
          <table:table-cell office:value-type="string" table:style-name="ce1">
            <text:p>24AllocatorBenchmark_AllocI22BitmapAllocatorBestFitE - 25</text:p>
          </table:table-cell>
          <table:table-cell office:value-type="float" office:value="168.12235000000001" table:style-name="ce1">
            <text:p>168.12235</text:p>
          </table:table-cell>
          <table:table-cell office:value-type="float" office:value="204.036" table:style-name="ce1">
            <text:p>204.036</text:p>
          </table:table-cell>
          <table:table-cell office:value-type="float" office:value="135.43799999999999" table:style-name="ce1">
            <text:p>135.438</text:p>
          </table:table-cell>
          <table:table-cell office:value-type="float" office:value="21.62068" table:style-name="ce1">
            <text:p>21.6206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2BitmapAllocatorBestFitE - 50</text:p>
          </table:table-cell>
          <table:table-cell office:value-type="float" office:value="209.04220000000001" table:style-name="ce1">
            <text:p>209.0422</text:p>
          </table:table-cell>
          <table:table-cell office:value-type="float" office:value="267.94400000000002" table:style-name="ce1">
            <text:p>267.944</text:p>
          </table:table-cell>
          <table:table-cell office:value-type="float" office:value="155.96" table:style-name="ce1">
            <text:p>155.96</text:p>
          </table:table-cell>
          <table:table-cell office:value-type="float" office:value="34.571089000000001" table:style-name="ce1">
            <text:p>34.57108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2BitmapAllocatorBestFitE - 75</text:p>
          </table:table-cell>
          <table:table-cell office:value-type="float" office:value="232.66014000000001" table:style-name="ce1">
            <text:p>232.66014</text:p>
          </table:table-cell>
          <table:table-cell office:value-type="float" office:value="309.36799999999999" table:style-name="ce1">
            <text:p>309.368</text:p>
          </table:table-cell>
          <table:table-cell office:value-type="float" office:value="166.626" table:style-name="ce1">
            <text:p>166.626</text:p>
          </table:table-cell>
          <table:table-cell office:value-type="float" office:value="44.12509" table:style-name="ce1">
            <text:p>44.1250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3AllocatorBenchmark_FreeI22BitmapAllocatorBestFitE -</text:p>
          </table:table-cell>
          <table:table-cell office:value-type="float" office:value="25.902522999999999" table:style-name="ce1">
            <text:p>25.902523</text:p>
          </table:table-cell>
          <table:table-cell office:value-type="float" office:value="27.055" table:style-name="ce1">
            <text:p>27.055</text:p>
          </table:table-cell>
          <table:table-cell office:value-type="float" office:value="25.27" table:style-name="ce1">
            <text:p>25.27</text:p>
          </table:table-cell>
          <table:table-cell office:value-type="float" office:value="1.8284259" table:style-name="ce1">
            <text:p>1.828425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3BitmapAllocatorWorstFitE - 25</text:p>
          </table:table-cell>
          <table:table-cell office:value-type="float" office:value="301.59935000000002" table:style-name="ce1">
            <text:p>301.59935</text:p>
          </table:table-cell>
          <table:table-cell office:value-type="float" office:value="345.21800000000002" table:style-name="ce1">
            <text:p>345.218</text:p>
          </table:table-cell>
          <table:table-cell office:value-type="float" office:value="261.49900000000002" table:style-name="ce1">
            <text:p>261.499</text:p>
          </table:table-cell>
          <table:table-cell office:value-type="float" office:value="27.082688000000001" table:style-name="ce1">
            <text:p>27.08268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3BitmapAllocatorWorstFitE - 50</text:p>
          </table:table-cell>
          <table:table-cell office:value-type="float" office:value="401.80673999999999" table:style-name="ce1">
            <text:p>401.80674</text:p>
          </table:table-cell>
          <table:table-cell office:value-type="float" office:value="470.37700000000001" table:style-name="ce1">
            <text:p>470.377</text:p>
          </table:table-cell>
          <table:table-cell office:value-type="float" office:value="338.35599999999999" table:style-name="ce1">
            <text:p>338.356</text:p>
          </table:table-cell>
          <table:table-cell office:value-type="float" office:value="42.021597" table:style-name="ce1">
            <text:p>42.02159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3BitmapAllocatorWorstFitE - 75</text:p>
          </table:table-cell>
          <table:table-cell office:value-type="float" office:value="467.04081000000002" table:style-name="ce1">
            <text:p>467.04081</text:p>
          </table:table-cell>
          <table:table-cell office:value-type="float" office:value="554.88300000000004" table:style-name="ce1">
            <text:p>554.883</text:p>
          </table:table-cell>
          <table:table-cell office:value-type="float" office:value="386.988" table:style-name="ce1">
            <text:p>386.988</text:p>
          </table:table-cell>
          <table:table-cell office:value-type="float" office:value="52.582805999999998" table:style-name="ce1">
            <text:p>52.58280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3AllocatorBenchmark_FreeI23BitmapAllocatorWorstFitE -</text:p>
          </table:table-cell>
          <table:table-cell office:value-type="float" office:value="25.965198999999998" table:style-name="ce1">
            <text:p>25.965199</text:p>
          </table:table-cell>
          <table:table-cell office:value-type="float" office:value="27.12" table:style-name="ce1">
            <text:p>27.12</text:p>
          </table:table-cell>
          <table:table-cell office:value-type="float" office:value="24.837" table:style-name="ce1">
            <text:p>24.837</text:p>
          </table:table-cell>
          <table:table-cell office:value-type="float" office:value="1.4994521999999999" table:style-name="ce1">
            <text:p>1.49945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sted loops</text:p>
          </table:table-cell>
          <table:table-cell office:value-type="string" table:style-name="ce1">
            <text:p>24AllocatorBenchmark_AllocI22BitmapAllocatorBestFitE - 25</text:p>
          </table:table-cell>
          <table:table-cell office:value-type="float" office:value="159.34721999999999" table:style-name="ce1">
            <text:p>159.34722</text:p>
          </table:table-cell>
          <table:table-cell office:value-type="float" office:value="192.934" table:style-name="ce1">
            <text:p>192.934</text:p>
          </table:table-cell>
          <table:table-cell office:value-type="float" office:value="127.387" table:style-name="ce1">
            <text:p>127.387</text:p>
          </table:table-cell>
          <table:table-cell office:value-type="float" office:value="20.277418000000001" table:style-name="ce1">
            <text:p>20.27741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2BitmapAllocatorBestFitE - 50</text:p>
          </table:table-cell>
          <table:table-cell office:value-type="float" office:value="191.34481" table:style-name="ce1">
            <text:p>191.34481</text:p>
          </table:table-cell>
          <table:table-cell office:value-type="float" office:value="244.05500000000001" table:style-name="ce1">
            <text:p>244.055</text:p>
          </table:table-cell>
          <table:table-cell office:value-type="float" office:value="143.07599999999999" table:style-name="ce1">
            <text:p>143.076</text:p>
          </table:table-cell>
          <table:table-cell office:value-type="float" office:value="31.03434" table:style-name="ce1">
            <text:p>31.0343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2BitmapAllocatorBestFitE - 75</text:p>
          </table:table-cell>
          <table:table-cell office:value-type="float" office:value="206.17802" table:style-name="ce1">
            <text:p>206.17802</text:p>
          </table:table-cell>
          <table:table-cell office:value-type="float" office:value="270.37700000000001" table:style-name="ce1">
            <text:p>270.377</text:p>
          </table:table-cell>
          <table:table-cell office:value-type="float" office:value="149.28899999999999" table:style-name="ce1">
            <text:p>149.289</text:p>
          </table:table-cell>
          <table:table-cell office:value-type="float" office:value="37.241776999999999" table:style-name="ce1">
            <text:p>37.24177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3AllocatorBenchmark_FreeI22BitmapAllocatorBestFitE -</text:p>
          </table:table-cell>
          <table:table-cell office:value-type="float" office:value="25.766127999999998" table:style-name="ce1">
            <text:p>25.766128</text:p>
          </table:table-cell>
          <table:table-cell office:value-type="float" office:value="26.84" table:style-name="ce1">
            <text:p>26.84</text:p>
          </table:table-cell>
          <table:table-cell office:value-type="float" office:value="25.076000000000001" table:style-name="ce1">
            <text:p>25.076</text:p>
          </table:table-cell>
          <table:table-cell office:value-type="float" office:value="1.2364204999999999" table:style-name="ce1">
            <text:p>1.236420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3BitmapAllocatorWorstFitE - 25</text:p>
          </table:table-cell>
          <table:table-cell office:value-type="float" office:value="272.95535999999998" table:style-name="ce1">
            <text:p>272.95536</text:p>
          </table:table-cell>
          <table:table-cell office:value-type="float" office:value="309.66199999999998" table:style-name="ce1">
            <text:p>309.662</text:p>
          </table:table-cell>
          <table:table-cell office:value-type="float" office:value="238.16900000000001" table:style-name="ce1">
            <text:p>238.169</text:p>
          </table:table-cell>
          <table:table-cell office:value-type="float" office:value="22.314050000000002" table:style-name="ce1">
            <text:p>22.3140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3BitmapAllocatorWorstFitE - 50</text:p>
          </table:table-cell>
          <table:table-cell office:value-type="float" office:value="339.30504000000002" table:style-name="ce1">
            <text:p>339.30504</text:p>
          </table:table-cell>
          <table:table-cell office:value-type="float" office:value="394.87" table:style-name="ce1">
            <text:p>394.87</text:p>
          </table:table-cell>
          <table:table-cell office:value-type="float" office:value="288.01100000000002" table:style-name="ce1">
            <text:p>288.011</text:p>
          </table:table-cell>
          <table:table-cell office:value-type="float" office:value="33.811199000000002" table:style-name="ce1">
            <text:p>33.81119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23BitmapAllocatorWorstFitE - 75</text:p>
          </table:table-cell>
          <table:table-cell office:value-type="float" office:value="382.51515000000001" table:style-name="ce1">
            <text:p>382.51515</text:p>
          </table:table-cell>
          <table:table-cell office:value-type="float" office:value="453.63200000000001" table:style-name="ce1">
            <text:p>453.632</text:p>
          </table:table-cell>
          <table:table-cell office:value-type="float" office:value="318.7" table:style-name="ce1">
            <text:p>318.7</text:p>
          </table:table-cell>
          <table:table-cell office:value-type="float" office:value="42.318485000000003" table:style-name="ce1">
            <text:p>42.31848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3AllocatorBenchmark_FreeI23BitmapAllocatorWorstFitE -</text:p>
          </table:table-cell>
          <table:table-cell office:value-type="float" office:value="26.126163999999999" table:style-name="ce1">
            <text:p>26.126164</text:p>
          </table:table-cell>
          <table:table-cell office:value-type="float" office:value="27.303000000000001" table:style-name="ce1">
            <text:p>27.303</text:p>
          </table:table-cell>
          <table:table-cell office:value-type="float" office:value="25.01" table:style-name="ce1">
            <text:p>25.01</text:p>
          </table:table-cell>
          <table:table-cell office:value-type="float" office:value="1.8836838" table:style-name="ce1">
            <text:p>1.883683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uddy allocat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aseline</text:p>
          </table:table-cell>
          <table:table-cell office:value-type="string" table:style-name="ce1">
            <text:p>24AllocatorBenchmark_AllocI14BuddyAllocatorE - 25</text:p>
          </table:table-cell>
          <table:table-cell office:value-type="float" office:value="113.42994" table:style-name="ce1">
            <text:p>113.42994</text:p>
          </table:table-cell>
          <table:table-cell office:value-type="float" office:value="142.886" table:style-name="ce1">
            <text:p>142.886</text:p>
          </table:table-cell>
          <table:table-cell office:value-type="float" office:value="87.180999999999997" table:style-name="ce1">
            <text:p>87.181</text:p>
          </table:table-cell>
          <table:table-cell office:value-type="float" office:value="17.21124" table:style-name="ce1">
            <text:p>17.2112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14BuddyAllocatorE - 50</text:p>
          </table:table-cell>
          <table:table-cell office:value-type="float" office:value="161.33851000000001" table:style-name="ce1">
            <text:p>161.33851</text:p>
          </table:table-cell>
          <table:table-cell office:value-type="float" office:value="194.57" table:style-name="ce1">
            <text:p>194.57</text:p>
          </table:table-cell>
          <table:table-cell office:value-type="float" office:value="129.96799999999999" table:style-name="ce1">
            <text:p>129.968</text:p>
          </table:table-cell>
          <table:table-cell office:value-type="float" office:value="20.261994999999999" table:style-name="ce1">
            <text:p>20.26199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14BuddyAllocatorE - 75</text:p>
          </table:table-cell>
          <table:table-cell office:value-type="float" office:value="166.14523" table:style-name="ce1">
            <text:p>166.14523</text:p>
          </table:table-cell>
          <table:table-cell office:value-type="float" office:value="229.48500000000001" table:style-name="ce1">
            <text:p>229.485</text:p>
          </table:table-cell>
          <table:table-cell office:value-type="float" office:value="116.43" table:style-name="ce1">
            <text:p>116.43</text:p>
          </table:table-cell>
          <table:table-cell office:value-type="float" office:value="51.449317000000001" table:style-name="ce1">
            <text:p>51.44931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3AllocatorBenchmark_FreeI14BuddyAllocatorE -</text:p>
          </table:table-cell>
          <table:table-cell office:value-type="float" office:value="30.046977999999999" table:style-name="ce1">
            <text:p>30.046978</text:p>
          </table:table-cell>
          <table:table-cell office:value-type="float" office:value="32.164999999999999" table:style-name="ce1">
            <text:p>32.165</text:p>
          </table:table-cell>
          <table:table-cell office:value-type="float" office:value="28.582999999999998" table:style-name="ce1">
            <text:p>28.583</text:p>
          </table:table-cell>
          <table:table-cell office:value-type="float" office:value="1.2866983000000001" table:style-name="ce1">
            <text:p>1.28669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dFreeBlock with XOR</text:p>
          </table:table-cell>
          <table:table-cell office:value-type="string" table:style-name="ce1">
            <text:p>24AllocatorBenchmark_AllocI14BuddyAllocatorE - 25</text:p>
          </table:table-cell>
          <table:table-cell office:value-type="float" office:value="82.538827999999995" table:style-name="ce1">
            <text:p>82.538828</text:p>
          </table:table-cell>
          <table:table-cell office:value-type="float" office:value="95.8" table:style-name="ce1">
            <text:p>95.8</text:p>
          </table:table-cell>
          <table:table-cell office:value-type="float" office:value="70.168000000000006" table:style-name="ce1">
            <text:p>70.168</text:p>
          </table:table-cell>
          <table:table-cell office:value-type="float" office:value="7.9590828" table:style-name="ce1">
            <text:p>7.959082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14BuddyAllocatorE - 50</text:p>
          </table:table-cell>
          <table:table-cell office:value-type="float" office:value="132.51682" table:style-name="ce1">
            <text:p>132.51682</text:p>
          </table:table-cell>
          <table:table-cell office:value-type="float" office:value="154.93299999999999" table:style-name="ce1">
            <text:p>154.933</text:p>
          </table:table-cell>
          <table:table-cell office:value-type="float" office:value="110.512" table:style-name="ce1">
            <text:p>110.512</text:p>
          </table:table-cell>
          <table:table-cell office:value-type="float" office:value="13.808185" table:style-name="ce1">
            <text:p>13.80818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14BuddyAllocatorE - 75</text:p>
          </table:table-cell>
          <table:table-cell office:value-type="float" office:value="139.92242999999999" table:style-name="ce1">
            <text:p>139.92243</text:p>
          </table:table-cell>
          <table:table-cell office:value-type="float" office:value="199.54499999999999" table:style-name="ce1">
            <text:p>199.545</text:p>
          </table:table-cell>
          <table:table-cell office:value-type="float" office:value="100.042" table:style-name="ce1">
            <text:p>100.042</text:p>
          </table:table-cell>
          <table:table-cell office:value-type="float" office:value="44.903550000000003" table:style-name="ce1">
            <text:p>44.9035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3AllocatorBenchmark_FreeI14BuddyAllocatorE -</text:p>
          </table:table-cell>
          <table:table-cell office:value-type="float" office:value="31.477339000000001" table:style-name="ce1">
            <text:p>31.477339</text:p>
          </table:table-cell>
          <table:table-cell office:value-type="float" office:value="32.994" table:style-name="ce1">
            <text:p>32.994</text:p>
          </table:table-cell>
          <table:table-cell office:value-type="float" office:value="30.303999999999998" table:style-name="ce1">
            <text:p>30.304</text:p>
          </table:table-cell>
          <table:table-cell office:value-type="float" office:value="0.84086682999999995" table:style-name="ce1">
            <text:p>0.840866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dFreeBlock with xor, correctly this time</text:p>
          </table:table-cell>
          <table:table-cell office:value-type="string" table:style-name="ce1">
            <text:p>24AllocatorBenchmark_AllocI14BuddyAllocatorE - 25</text:p>
          </table:table-cell>
          <table:table-cell office:value-type="float" office:value="44.559041999999998" table:style-name="ce1">
            <text:p>44.559042</text:p>
          </table:table-cell>
          <table:table-cell office:value-type="float" office:value="48.948999999999998" table:style-name="ce1">
            <text:p>48.949</text:p>
          </table:table-cell>
          <table:table-cell office:value-type="float" office:value="40.762999999999998" table:style-name="ce1">
            <text:p>40.763</text:p>
          </table:table-cell>
          <table:table-cell office:value-type="float" office:value="2.5328764000000001" table:style-name="ce1">
            <text:p>2.532876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14BuddyAllocatorE - 50</text:p>
          </table:table-cell>
          <table:table-cell office:value-type="float" office:value="51.016300999999999" table:style-name="ce1">
            <text:p>51.016301</text:p>
          </table:table-cell>
          <table:table-cell office:value-type="float" office:value="55.802" table:style-name="ce1">
            <text:p>55.802</text:p>
          </table:table-cell>
          <table:table-cell office:value-type="float" office:value="46.652000000000001" table:style-name="ce1">
            <text:p>46.652</text:p>
          </table:table-cell>
          <table:table-cell office:value-type="float" office:value="2.8444090000000002" table:style-name="ce1">
            <text:p>2.84440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4AllocatorBenchmark_AllocI14BuddyAllocatorE - 75</text:p>
          </table:table-cell>
          <table:table-cell office:value-type="float" office:value="51.091358" table:style-name="ce1">
            <text:p>51.091358</text:p>
          </table:table-cell>
          <table:table-cell office:value-type="float" office:value="59.819000000000003" table:style-name="ce1">
            <text:p>59.819</text:p>
          </table:table-cell>
          <table:table-cell office:value-type="float" office:value="44.24" table:style-name="ce1">
            <text:p>44.24</text:p>
          </table:table-cell>
          <table:table-cell office:value-type="float" office:value="7.0608219999999999" table:style-name="ce1">
            <text:p>7.06082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3AllocatorBenchmark_FreeI14BuddyAllocatorE -</text:p>
          </table:table-cell>
          <table:table-cell office:value-type="float" office:value="34.486381999999999" table:style-name="ce1">
            <text:p>34.486382</text:p>
          </table:table-cell>
          <table:table-cell office:value-type="float" office:value="36.024999999999999" table:style-name="ce1">
            <text:p>36.025</text:p>
          </table:table-cell>
          <table:table-cell office:value-type="float" office:value="32.93" table:style-name="ce1">
            <text:p>32.93</text:p>
          </table:table-cell>
          <table:table-cell office:value-type="float" office:value="2.7212374000000001" table:style-name="ce1">
            <text:p>2.7212374</text:p>
          </table:table-cell>
          <table:table-cell table:number-columns-repeated="16378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dc:creator>Tiberiu Chibici</dc:creator>
    <meta:creation-date>2022-11-13T23:16:52Z</meta:creation-date>
    <dc:date>2023-07-12T18:40:07Z</dc:date>
    <meta:editing-cycles>17</meta:editing-cycles>
    <meta:editing-duration>PT511539S</meta:editing-duration>
  </office:meta>
</office:document-meta>
</file>